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86ce" officeooo:paragraph-rsid="001d86ce"/>
    </style:style>
    <style:style style:name="P2" style:family="paragraph" style:parent-style-name="Standard" style:list-style-name="L1">
      <style:text-properties officeooo:rsid="001d86ce" officeooo:paragraph-rsid="001d86ce"/>
    </style:style>
    <style:style style:name="P3" style:family="paragraph" style:parent-style-name="Standard">
      <style:text-properties officeooo:rsid="001e58bf" officeooo:paragraph-rsid="001e58bf"/>
    </style:style>
    <style:style style:name="P4" style:family="paragraph" style:parent-style-name="Standard">
      <style:text-properties officeooo:paragraph-rsid="001e58bf"/>
    </style:style>
    <style:style style:name="P5" style:family="paragraph" style:parent-style-name="Standard">
      <style:text-properties officeooo:rsid="001fcd0f" officeooo:paragraph-rsid="001fcd0f"/>
    </style:style>
    <style:style style:name="P6" style:family="paragraph" style:parent-style-name="Standard">
      <style:text-properties officeooo:paragraph-rsid="001fcd0f"/>
    </style:style>
    <style:style style:name="P7" style:family="paragraph" style:parent-style-name="Standard">
      <style:text-properties fo:font-style="normal" officeooo:rsid="001fcd0f" officeooo:paragraph-rsid="001fcd0f" style:font-style-asian="normal" style:font-style-complex="normal"/>
    </style:style>
    <style:style style:name="P8" style:family="paragraph" style:parent-style-name="Standard">
      <style:text-properties officeooo:rsid="002044e2" officeooo:paragraph-rsid="002044e2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1e58bf"/>
    </style:style>
    <style:style style:name="T2" style:family="text">
      <style:text-properties officeooo:rsid="001fcd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836cm" fo:min-width="3.6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ÍA</text:p>
      <text:p text:style-name="P1"/>
      <text:p text:style-name="P1"><draw:custom-shape text:anchor-type="paragraph" draw:z-index="0" draw:name="Shape1" draw:style-name="gr2" draw:text-style-name="P10" svg:width="3.638cm" svg:height="1.837cm" svg:x="0.988cm" svg:y="0.014cm"><text:p text:style-name="P9"><text:span text:style-name="T3">GET_DATA</text:span></text:p><draw:enhanced-geometry svg:viewBox="0 0 21600 21600" draw:type="rectangle" draw:enhanced-path="M 0 0 L 21600 0 21600 21600 0 21600 0 0 Z N"/></draw:custom-shape><draw:custom-shape text:anchor-type="paragraph" draw:z-index="1" draw:name="Shape1_0" draw:style-name="gr2" draw:text-style-name="P10" svg:width="3.638cm" svg:height="1.837cm" svg:x="5.271cm" svg:y="0.055cm"><text:p text:style-name="P9"><text:span text:style-name="T3">R TO</text:span></text:p><text:p text:style-name="P9"><text:span text:style-name="T3">PRE-PROCESSING</text:span></text:p><draw:enhanced-geometry svg:viewBox="0 0 21600 21600" draw:type="rectangle" draw:enhanced-path="M 0 0 L 21600 0 21600 21600 0 21600 0 0 Z N"/></draw:custom-shape><draw:custom-shape text:anchor-type="paragraph" draw:z-index="2" draw:name="Shape1_1" draw:style-name="gr2" draw:text-style-name="P10" svg:width="3.638cm" svg:height="1.837cm" svg:x="9.587cm" svg:y="0.106cm"><text:p text:style-name="P9"><text:span text:style-name="T3">R TO</text:span></text:p><text:p text:style-name="P9"><text:span text:style-name="T3">PROCESSING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3" draw:name="Shape2" draw:style-name="gr1" draw:text-style-name="P9" svg:x1="4.625cm" svg:y1="0.049cm" svg:x2="5.271cm" svg:y2="0.049cm"><text:p/></draw:line><draw:line text:anchor-type="paragraph" draw:z-index="4" draw:name="Shape2_0" draw:style-name="gr1" draw:text-style-name="P9" svg:x1="8.908cm" svg:y1="0.049cm" svg:x2="9.554cm" svg:y2="0.049cm"><text:p/></draw:line></text:p>
      <text:p text:style-name="P1"/>
      <text:p text:style-name="P1"/>
      <text:list xml:id="list4201601018" text:style-name="L1">
        <text:list-item>
          <text:p text:style-name="P2">OBTENCIÓN DE DATOS</text:p>
        </text:list-item>
      </text:list>
      <text:p text:style-name="P1"/>
      <text:p text:style-name="P1">La Ciudad de México cuenta con un banco de datos de carácter público, <text:span text:style-name="T1">accesible en la dirección </text:span><text:a xlink:type="simple" xlink:href="https://datos.cdmx.gob.mx/pages/home/" text:style-name="Internet_20_link" text:visited-style-name="Visited_20_Internet_20_Link"><text:span text:style-name="T1">https://datos.cdmx.gob.mx/pages/home/</text:span></text:a><text:span text:style-name="T1">.</text:span></text:p>
      <text:p text:style-name="P1"/>
      <text:p text:style-name="P4"><text:span text:style-name="T1">Los datos están clasificados por tema principal y publicados en diferentes formatos (JSON, csv, XML, etc), además algunos pueden ser manipulados de forma automática usando API’s integradas.</text:span></text:p>
      <text:p text:style-name="P4"/>
      <text:p text:style-name="P3">Obtuvimos los datos que se encuentran en la categoría de Medio Ambiente y Cambio Climático, en este grupo se obtuvo la información del periodo de 2000 a 2020 para datos de Medición Meteorológica (<text:a xlink:type="simple" xlink:href="https://datos.cdmx.gob.mx/explore/dataset/medicion-de-meteorologia/information/" text:style-name="Internet_20_link" text:visited-style-name="Visited_20_Internet_20_Link">https://datos.cdmx.gob.mx/explore/dataset/medicion-de-meteorologia/information/</text:a>) y Concentración de Contaminantes en el Aire (<text:a xlink:type="simple" xlink:href="http://www.aire.cdmx.gob.mx/default.php?opc=%27aKBhnmI=%27&amp;opcion=Zg" text:style-name="Internet_20_link" text:visited-style-name="Visited_20_Internet_20_Link">http://www.aire.cdmx.gob.mx/default.php?opc=%27aKBhnmI=%27&amp;opcion=Zg</text:a>==)</text:p>
      <text:p text:style-name="P1"/>
      <text:list xml:id="list235408610892646" text:continue-numbering="true" text:style-name="L1">
        <text:list-item>
          <text:p text:style-name="P2">CREACIÓN DE FUNCIONES</text:p>
        </text:list-item>
      </text:list>
      <text:p text:style-name="P1"/>
      <text:p text:style-name="P5">Los datos de forma bruta contienen información de diferentes variables meteorológicas (temperatura, velocidad del aire, presión, etc) y contaminantes (CO2, PM10, PM2.5, CO, etc) registrados cada hora por cada estación instalada, sin embargo, no existen datos de forma continua pues hay estaciones que son nuevas o sufrieron algún inconveniente que imposibilito el registro de información.</text:p>
      <text:p text:style-name="P5"/>
      <text:p text:style-name="P6"><text:span text:style-name="T2">Dado lo anterior, los datos contienen valores del tipo Not A Number (NAN) que imposibilita la manipulación práctica de los datos, por tal motivo se desarrollo una función que elimina este tipo de datos de la fuente de datos y a la vez, selecciona una únca variable para facilitar el análisis </text:span></text:p>
      <text:p text:style-name="P6"/>
      <text:p text:style-name="P5">filtroNA: <text:span text:style-name="T3">base de datos, variable</text:span></text:p>
      <text:p text:style-name="P5"><text:span text:style-name="T3"><text:s text:c="3"/>por cada dato de tipo variable en base de datos:</text:span></text:p>
      <text:p text:style-name="P5"><text:span text:style-name="T3"><text:tab/>si dato es NAN:</text:span></text:p>
      <text:p text:style-name="P5"><text:span text:style-name="T3"><text:tab/> <text:s text:c="3"/>retirar dato</text:span></text:p>
      <text:p text:style-name="P5"><text:span text:style-name="T3"><text:tab/>en otro caso:</text:span></text:p>
      <text:p text:style-name="P5"><text:span text:style-name="T3"><text:tab/> <text:s text:c="2"/>mantener dato</text:span></text:p>
      <text:p text:style-name="P5"><text:span text:style-name="T3"/></text:p>
      <text:p text:style-name="P7">A la par se crearon varias funciones que obtienen promedios en diferentes escalas de tiempo, a saber diario, mensual, anual.</text:p>
      <text:p text:style-name="P7"><text:tab/></text:p>
      <text:list xml:id="list235408461057262" text:continue-numbering="true" text:style-name="L1">
        <text:list-item>
          <text:p text:style-name="P2">APLICACIÓN DE LAS FUNCIONES</text:p>
        </text:list-item>
      </text:list>
      <text:p text:style-name="P1"/>
      <text:p text:style-name="P5">Las funciones fueron realizadas para manipular de forma compacta los datos y obtener un único archivo csv que almacena los promedios anuales de cada estación siguiendo la siguiente lógica</text:p>
      <text:p text:style-name="P5"/>
      <text:p text:style-name="P5">por cada año:</text:p>
      <text:p text:style-name="P5"><text:s text:c="3"/>por cada variable de interes:</text:p>
      <text:p text:style-name="P5"><text:soft-page-break/><text:s text:c="2"/><text:tab/>df ← leer (basededatos.csv)</text:p>
      <text:p text:style-name="P5"><text:tab/>df2csv(filtroNA(df,variable),año)</text:p>
      <text:p text:style-name="P8"/>
      <text:list xml:id="list235407531174882" text:continue-numbering="true" text:style-name="L1">
        <text:list-item>
          <text:p text:style-name="P2">GRAFICA DE RESULTADOS</text:p>
        </text:list-item>
      </text:list>
      <text:p text:style-name="P8">Usando las funciones <text:span text:style-name="T3">plot, char.Correlation</text:span><text:span text:style-name="T4"> se grafico el promedio anual de las estaciones con más información conteni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3:02:03.594926822</meta:creation-date>
    <dc:date>2020-12-05T23:54:06.882558117</dc:date>
    <meta:editing-duration>PT10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316" meta:character-count="2188" meta:non-whitespace-character-count="1876"/>
  </office:meta>
</office:document-meta>
</file>